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ndidate_spawning_pool" table:style-name="ta1">
        <table:shapes>
          <draw:frame draw:z-index="0" draw:style-name="gr1" draw:text-style-name="P1" svg:width="453.51pt" svg:height="255.09pt" svg:x="340.44pt" svg:y="502.04pt">
            <loext:p draw:notify-on-update-of-ranges="candidate_spawning_pool.A4:candidate_spawning_pool.A74 candidate_spawning_pool.D4:candidate_spawning_pool.D74 candidate_spawning_pool.A4:candidate_spawning_pool.A74 candidate_spawning_pool.E4:candidate_spawning_pool.E7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7" calcext:value-type="float">
            <text:p>0.7</text:p>
          </table:table-cell>
          <table:table-cell table:formula="of:=MATCH([.A4];[.F$5:.F$12];0)" office:value-type="string" office:string-value="" calcext:value-type="error">
            <text:p>#N/A</text:p>
          </table:table-cell>
          <table:table-cell table:formula="of:=[.B4]"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office:value-type="float" office:value="-1.15375957466" calcext:value-type="float">
            <text:p>-1.1537595747</text:p>
          </table:table-cell>
          <table:table-cell office:value-type="float" office:value="0.587772140783" calcext:value-type="float">
            <text:p>0.5877721408</text:p>
          </table:table-cell>
          <table:table-cell table:formula="of:=MATCH([.A5];[.F$5:.F$12];0)" office:value-type="string" office:string-value="" calcext:value-type="error">
            <text:p>#N/A</text:p>
          </table:table-cell>
          <table:table-cell/>
          <table:table-cell table:formula="of:=[.B5]" office:value-type="float" office:value="0.587772140783" calcext:value-type="float">
            <text:p>0.5877721408</text:p>
          </table:table-cell>
          <table:table-cell office:value-type="float" office:value="0.0922785132579" calcext:value-type="float">
            <text:p>0.0922785133</text:p>
          </table:table-cell>
          <table:table-cell office:value-type="float" office:value="1.36297391866" calcext:value-type="float">
            <text:p>1.3629739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22785132579" calcext:value-type="float">
            <text:p>0.0922785133</text:p>
          </table:table-cell>
          <table:table-cell office:value-type="float" office:value="1.36297391866" calcext:value-type="float">
            <text:p>1.3629739187</text:p>
          </table:table-cell>
          <table:table-cell table:formula="of:=MATCH([.A6];[.F$5:.F$12];0)" office:value-type="float" office:value="1" calcext:value-type="float">
            <text:p>1</text:p>
          </table:table-cell>
          <table:table-cell table:formula="of:=[.B6]" office:value-type="float" office:value="1.36297391866" calcext:value-type="float">
            <text:p>1.3629739187</text:p>
          </table:table-cell>
          <table:table-cell/>
          <table:table-cell office:value-type="float" office:value="0.071200575652" calcext:value-type="float">
            <text:p>0.0712005757</text:p>
          </table:table-cell>
          <table:table-cell office:value-type="float" office:value="1.22617376119" calcext:value-type="float">
            <text:p>1.226173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200575652" calcext:value-type="float">
            <text:p>0.0712005757</text:p>
          </table:table-cell>
          <table:table-cell office:value-type="float" office:value="1.22617376119" calcext:value-type="float">
            <text:p>1.2261737612</text:p>
          </table:table-cell>
          <table:table-cell table:formula="of:=MATCH([.A7];[.F$5:.F$12];0)" office:value-type="float" office:value="2" calcext:value-type="float">
            <text:p>2</text:p>
          </table:table-cell>
          <table:table-cell table:formula="of:=[.B7]" office:value-type="float" office:value="1.22617376119" calcext:value-type="float">
            <text:p>1.2261737612</text:p>
          </table:table-cell>
          <table:table-cell/>
          <table:table-cell office:value-type="float" office:value="-0.0585439234442" calcext:value-type="float">
            <text:p>-0.0585439234</text:p>
          </table:table-cell>
          <table:table-cell office:value-type="float" office:value="1.30571284676" calcext:value-type="float">
            <text:p>1.305712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85439234442" calcext:value-type="float">
            <text:p>-0.0585439234</text:p>
          </table:table-cell>
          <table:table-cell office:value-type="float" office:value="1.30571284676" calcext:value-type="float">
            <text:p>1.3057128468</text:p>
          </table:table-cell>
          <table:table-cell table:formula="of:=MATCH([.A8];[.F$5:.F$12];0)" office:value-type="float" office:value="3" calcext:value-type="float">
            <text:p>3</text:p>
          </table:table-cell>
          <table:table-cell table:formula="of:=[.B8]" office:value-type="float" office:value="1.30571284676" calcext:value-type="float">
            <text:p>1.3057128468</text:p>
          </table:table-cell>
          <table:table-cell/>
          <table:table-cell office:value-type="float" office:value="0.692371626225" calcext:value-type="float">
            <text:p>0.6923716262</text:p>
          </table:table-cell>
          <table:table-cell office:value-type="float" office:value="1.29211282356" calcext:value-type="float">
            <text:p>1.2921128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7254159379" calcext:value-type="float">
            <text:p>0.0357254159</text:p>
          </table:table-cell>
          <table:table-cell office:value-type="float" office:value="1.02404186145" calcext:value-type="float">
            <text:p>1.0240418615</text:p>
          </table:table-cell>
          <table:table-cell table:formula="of:=MATCH([.A9];[.F$5:.F$12];0)" office:value-type="string" office:string-value="" calcext:value-type="error">
            <text:p>#N/A</text:p>
          </table:table-cell>
          <table:table-cell/>
          <table:table-cell table:formula="of:=[.B9]" office:value-type="float" office:value="1.02404186145" calcext:value-type="float">
            <text:p>1.0240418615</text:p>
          </table:table-cell>
          <table:table-cell office:value-type="float" office:value="1.12297547709" calcext:value-type="float">
            <text:p>1.1229754771</text:p>
          </table:table-cell>
          <table:table-cell office:value-type="float" office:value="0.708815694224" calcext:value-type="float">
            <text:p>0.7088156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09191352902" calcext:value-type="float">
            <text:p>-0.2091913529</text:p>
          </table:table-cell>
          <table:table-cell office:value-type="float" office:value="2.20729177748" calcext:value-type="float">
            <text:p>2.2072917775</text:p>
          </table:table-cell>
          <table:table-cell table:formula="of:=MATCH([.A10];[.F$5:.F$12];0)" office:value-type="string" office:string-value="" calcext:value-type="error">
            <text:p>#N/A</text:p>
          </table:table-cell>
          <table:table-cell/>
          <table:table-cell table:formula="of:=[.B10]" office:value-type="float" office:value="2.20729177748" calcext:value-type="float">
            <text:p>2.2072917775</text:p>
          </table:table-cell>
          <table:table-cell office:value-type="float" office:value="1.89818597056" calcext:value-type="float">
            <text:p>1.8981859706</text:p>
          </table:table-cell>
          <table:table-cell office:value-type="float" office:value="1.17153369677" calcext:value-type="float">
            <text:p>1.1715336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91687283425" calcext:value-type="float">
            <text:p>-0.3916872834</text:p>
          </table:table-cell>
          <table:table-cell office:value-type="float" office:value="1.72385217642" calcext:value-type="float">
            <text:p>1.7238521764</text:p>
          </table:table-cell>
          <table:table-cell table:formula="of:=MATCH([.A11];[.F$5:.F$12];0)" office:value-type="string" office:string-value="" calcext:value-type="error">
            <text:p>#N/A</text:p>
          </table:table-cell>
          <table:table-cell/>
          <table:table-cell table:formula="of:=[.B11]" office:value-type="float" office:value="1.72385217642" calcext:value-type="float">
            <text:p>1.7238521764</text:p>
          </table:table-cell>
          <table:table-cell office:value-type="float" office:value="1.14251653971" calcext:value-type="float">
            <text:p>1.1425165397</text:p>
          </table:table-cell>
          <table:table-cell office:value-type="float" office:value="1.78188684746" calcext:value-type="float">
            <text:p>1.78188684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692371626225" calcext:value-type="float">
            <text:p>0.6923716262</text:p>
          </table:table-cell>
          <table:table-cell office:value-type="float" office:value="1.29211282356" calcext:value-type="float">
            <text:p>1.2921128236</text:p>
          </table:table-cell>
          <table:table-cell table:formula="of:=MATCH([.A12];[.F$5:.F$12];0)" office:value-type="float" office:value="4" calcext:value-type="float">
            <text:p>4</text:p>
          </table:table-cell>
          <table:table-cell table:formula="of:=[.B12]" office:value-type="float" office:value="1.29211282356" calcext:value-type="float">
            <text:p>1.2921128236</text:p>
          </table:table-cell>
          <table:table-cell/>
          <table:table-cell office:value-type="float" office:value="0.786544686123" calcext:value-type="float">
            <text:p>0.7865446861</text:p>
          </table:table-cell>
          <table:table-cell office:value-type="float" office:value="2.66934658536" calcext:value-type="float">
            <text:p>2.6693465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5224859096" calcext:value-type="float">
            <text:p>0.8152248591</text:p>
          </table:table-cell>
          <table:table-cell office:value-type="float" office:value="1.38238741411" calcext:value-type="float">
            <text:p>1.3823874141</text:p>
          </table:table-cell>
          <table:table-cell table:formula="of:=MATCH([.A13];[.F$5:.F$12];0)" office:value-type="string" office:string-value="" calcext:value-type="error">
            <text:p>#N/A</text:p>
          </table:table-cell>
          <table:table-cell/>
          <table:table-cell table:formula="of:=[.B13]" office:value-type="float" office:value="1.38238741411" calcext:value-type="float">
            <text:p>1.382387414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180642843" calcext:value-type="float">
            <text:p>1.1718064284</text:p>
          </table:table-cell>
          <table:table-cell office:value-type="float" office:value="0.665398440236" calcext:value-type="float">
            <text:p>0.6653984402</text:p>
          </table:table-cell>
          <table:table-cell table:formula="of:=MATCH([.A14];[.F$5:.F$12];0)" office:value-type="string" office:string-value="" calcext:value-type="error">
            <text:p>#N/A</text:p>
          </table:table-cell>
          <table:table-cell/>
          <table:table-cell table:formula="of:=[.B14]" office:value-type="float" office:value="0.665398440236" calcext:value-type="float">
            <text:p>0.665398440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823986246695" calcext:value-type="float">
            <text:p>0.8239862467</text:p>
          </table:table-cell>
          <table:table-cell office:value-type="float" office:value="1.93793165363" calcext:value-type="float">
            <text:p>1.9379316536</text:p>
          </table:table-cell>
          <table:table-cell table:formula="of:=MATCH([.A15];[.F$5:.F$12];0)" office:value-type="string" office:string-value="" calcext:value-type="error">
            <text:p>#N/A</text:p>
          </table:table-cell>
          <table:table-cell/>
          <table:table-cell table:formula="of:=[.B15]" office:value-type="float" office:value="1.93793165363" calcext:value-type="float">
            <text:p>1.937931653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1348299742" calcext:value-type="float">
            <text:p>0.1213482997</text:p>
          </table:table-cell>
          <table:table-cell office:value-type="float" office:value="0.900144864154" calcext:value-type="float">
            <text:p>0.9001448642</text:p>
          </table:table-cell>
          <table:table-cell table:formula="of:=MATCH([.A16];[.F$5:.F$12];0)" office:value-type="string" office:string-value="" calcext:value-type="error">
            <text:p>#N/A</text:p>
          </table:table-cell>
          <table:table-cell/>
          <table:table-cell table:formula="of:=[.B16]" office:value-type="float" office:value="0.900144864154" calcext:value-type="float">
            <text:p>0.900144864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803112906" calcext:value-type="float">
            <text:p>1.5180311291</text:p>
          </table:table-cell>
          <table:table-cell office:value-type="float" office:value="1.09716363963" calcext:value-type="float">
            <text:p>1.0971636396</text:p>
          </table:table-cell>
          <table:table-cell table:formula="of:=MATCH([.A17];[.F$5:.F$12];0)" office:value-type="string" office:string-value="" calcext:value-type="error">
            <text:p>#N/A</text:p>
          </table:table-cell>
          <table:table-cell/>
          <table:table-cell table:formula="of:=[.B17]" office:value-type="float" office:value="1.09716363963" calcext:value-type="float">
            <text:p>1.097163639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9151807741" calcext:value-type="float">
            <text:p>0.2091518077</text:p>
          </table:table-cell>
          <table:table-cell office:value-type="float" office:value="1.67813244642" calcext:value-type="float">
            <text:p>1.6781324464</text:p>
          </table:table-cell>
          <table:table-cell table:formula="of:=MATCH([.A18];[.F$5:.F$12];0)" office:value-type="string" office:string-value="" calcext:value-type="error">
            <text:p>#N/A</text:p>
          </table:table-cell>
          <table:table-cell/>
          <table:table-cell table:formula="of:=[.B18]" office:value-type="float" office:value="1.67813244642" calcext:value-type="float">
            <text:p>1.678132446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243648797" calcext:value-type="float">
            <text:p>1.102436488</text:p>
          </table:table-cell>
          <table:table-cell office:value-type="float" office:value="0.993105852885" calcext:value-type="float">
            <text:p>0.9931058529</text:p>
          </table:table-cell>
          <table:table-cell table:formula="of:=MATCH([.A19];[.F$5:.F$12];0)" office:value-type="string" office:string-value="" calcext:value-type="error">
            <text:p>#N/A</text:p>
          </table:table-cell>
          <table:table-cell/>
          <table:table-cell table:formula="of:=[.B19]" office:value-type="float" office:value="0.993105852885" calcext:value-type="float">
            <text:p>0.99310585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862319493" calcext:value-type="float">
            <text:p>1.3486231949</text:p>
          </table:table-cell>
          <table:table-cell office:value-type="float" office:value="0.999569252525" calcext:value-type="float">
            <text:p>0.9995692525</text:p>
          </table:table-cell>
          <table:table-cell table:formula="of:=MATCH([.A20];[.F$5:.F$12];0)" office:value-type="string" office:string-value="" calcext:value-type="error">
            <text:p>#N/A</text:p>
          </table:table-cell>
          <table:table-cell/>
          <table:table-cell table:formula="of:=[.B20]" office:value-type="float" office:value="0.999569252525" calcext:value-type="float">
            <text:p>0.9995692525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0531539698249" calcext:value-type="float">
            <text:p>-0.0531539698</text:p>
          </table:table-cell>
          <table:table-cell office:value-type="float" office:value="1.74535635361" calcext:value-type="float">
            <text:p>1.7453563536</text:p>
          </table:table-cell>
          <table:table-cell table:formula="of:=MATCH([.A21];[.F$5:.F$12];0)" office:value-type="string" office:string-value="" calcext:value-type="error">
            <text:p>#N/A</text:p>
          </table:table-cell>
          <table:table-cell/>
          <table:table-cell table:formula="of:=[.B21]" office:value-type="float" office:value="1.74535635361" calcext:value-type="float">
            <text:p>1.745356353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15319214102" calcext:value-type="float">
            <text:p>-0.1153192141</text:p>
          </table:table-cell>
          <table:table-cell office:value-type="float" office:value="1.10375199626" calcext:value-type="float">
            <text:p>1.1037519963</text:p>
          </table:table-cell>
          <table:table-cell table:formula="of:=MATCH([.A22];[.F$5:.F$12];0)" office:value-type="string" office:string-value="" calcext:value-type="error">
            <text:p>#N/A</text:p>
          </table:table-cell>
          <table:table-cell/>
          <table:table-cell table:formula="of:=[.B22]" office:value-type="float" office:value="1.10375199626" calcext:value-type="float">
            <text:p>1.103751996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261907724" calcext:value-type="float">
            <text:p>1.0626190772</text:p>
          </table:table-cell>
          <table:table-cell office:value-type="float" office:value="0.460381657253" calcext:value-type="float">
            <text:p>0.4603816573</text:p>
          </table:table-cell>
          <table:table-cell table:formula="of:=MATCH([.A23];[.F$5:.F$12];0)" office:value-type="string" office:string-value="" calcext:value-type="error">
            <text:p>#N/A</text:p>
          </table:table-cell>
          <table:table-cell/>
          <table:table-cell table:formula="of:=[.B23]" office:value-type="float" office:value="0.460381657253" calcext:value-type="float">
            <text:p>0.4603816573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619009761052" calcext:value-type="float">
            <text:p>0.0061900976</text:p>
          </table:table-cell>
          <table:table-cell office:value-type="float" office:value="1.8939726904" calcext:value-type="float">
            <text:p>1.8939726904</text:p>
          </table:table-cell>
          <table:table-cell table:formula="of:=MATCH([.A24];[.F$5:.F$12];0)" office:value-type="string" office:string-value="" calcext:value-type="error">
            <text:p>#N/A</text:p>
          </table:table-cell>
          <table:table-cell/>
          <table:table-cell table:formula="of:=[.B24]" office:value-type="float" office:value="1.8939726904" calcext:value-type="float">
            <text:p>1.893972690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6822297208" calcext:value-type="float">
            <text:p>0.8468222972</text:p>
          </table:table-cell>
          <table:table-cell office:value-type="float" office:value="0.461082761011" calcext:value-type="float">
            <text:p>0.461082761</text:p>
          </table:table-cell>
          <table:table-cell table:formula="of:=MATCH([.A25];[.F$5:.F$12];0)" office:value-type="string" office:string-value="" calcext:value-type="error">
            <text:p>#N/A</text:p>
          </table:table-cell>
          <table:table-cell/>
          <table:table-cell table:formula="of:=[.B25]" office:value-type="float" office:value="0.461082761011" calcext:value-type="float">
            <text:p>0.46108276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.12297547709" calcext:value-type="float">
            <text:p>1.1229754771</text:p>
          </table:table-cell>
          <table:table-cell office:value-type="float" office:value="0.708815694224" calcext:value-type="float">
            <text:p>0.7088156942</text:p>
          </table:table-cell>
          <table:table-cell table:formula="of:=MATCH([.A26];[.F$5:.F$12];0)" office:value-type="float" office:value="5" calcext:value-type="float">
            <text:p>5</text:p>
          </table:table-cell>
          <table:table-cell table:formula="of:=[.B26]" office:value-type="float" office:value="0.708815694224" calcext:value-type="float">
            <text:p>0.7088156942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5049963549" calcext:value-type="float">
            <text:p>0.9150499635</text:p>
          </table:table-cell>
          <table:table-cell office:value-type="float" office:value="0.613594735877" calcext:value-type="float">
            <text:p>0.6135947359</text:p>
          </table:table-cell>
          <table:table-cell table:formula="of:=MATCH([.A27];[.F$5:.F$12];0)" office:value-type="string" office:string-value="" calcext:value-type="error">
            <text:p>#N/A</text:p>
          </table:table-cell>
          <table:table-cell/>
          <table:table-cell table:formula="of:=[.B27]" office:value-type="float" office:value="0.613594735877" calcext:value-type="float">
            <text:p>0.613594735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49649644778" calcext:value-type="float">
            <text:p>0.2496496448</text:p>
          </table:table-cell>
          <table:table-cell office:value-type="float" office:value="0.849478693158" calcext:value-type="float">
            <text:p>0.8494786932</text:p>
          </table:table-cell>
          <table:table-cell table:formula="of:=MATCH([.A28];[.F$5:.F$12];0)" office:value-type="string" office:string-value="" calcext:value-type="error">
            <text:p>#N/A</text:p>
          </table:table-cell>
          <table:table-cell/>
          <table:table-cell table:formula="of:=[.B28]" office:value-type="float" office:value="0.849478693158" calcext:value-type="float">
            <text:p>0.849478693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.89818597056" calcext:value-type="float">
            <text:p>1.8981859706</text:p>
          </table:table-cell>
          <table:table-cell office:value-type="float" office:value="1.17153369677" calcext:value-type="float">
            <text:p>1.1715336968</text:p>
          </table:table-cell>
          <table:table-cell table:formula="of:=MATCH([.A29];[.F$5:.F$12];0)" office:value-type="float" office:value="6" calcext:value-type="float">
            <text:p>6</text:p>
          </table:table-cell>
          <table:table-cell table:formula="of:=[.B29]" office:value-type="float" office:value="1.17153369677" calcext:value-type="float">
            <text:p>1.1715336968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.10918636534" calcext:value-type="float">
            <text:p>2.1091863653</text:p>
          </table:table-cell>
          <table:table-cell office:value-type="float" office:value="1.17822344197" calcext:value-type="float">
            <text:p>1.178223442</text:p>
          </table:table-cell>
          <table:table-cell table:formula="of:=MATCH([.A30];[.F$5:.F$12];0)" office:value-type="string" office:string-value="" calcext:value-type="error">
            <text:p>#N/A</text:p>
          </table:table-cell>
          <table:table-cell/>
          <table:table-cell table:formula="of:=[.B30]" office:value-type="float" office:value="1.17822344197" calcext:value-type="float">
            <text:p>1.17822344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4251653971" calcext:value-type="float">
            <text:p>1.1425165397</text:p>
          </table:table-cell>
          <table:table-cell office:value-type="float" office:value="1.78188684746" calcext:value-type="float">
            <text:p>1.7818868475</text:p>
          </table:table-cell>
          <table:table-cell table:formula="of:=MATCH([.A31];[.F$5:.F$12];0)" office:value-type="float" office:value="7" calcext:value-type="float">
            <text:p>7</text:p>
          </table:table-cell>
          <table:table-cell table:formula="of:=[.B31]" office:value-type="float" office:value="1.78188684746" calcext:value-type="float">
            <text:p>1.7818868475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190042667" calcext:value-type="float">
            <text:p>1.0219004267</text:p>
          </table:table-cell>
          <table:table-cell office:value-type="float" office:value="1.65320227536" calcext:value-type="float">
            <text:p>1.6532022754</text:p>
          </table:table-cell>
          <table:table-cell table:formula="of:=MATCH([.A32];[.F$5:.F$12];0)" office:value-type="string" office:string-value="" calcext:value-type="error">
            <text:p>#N/A</text:p>
          </table:table-cell>
          <table:table-cell/>
          <table:table-cell table:formula="of:=[.B32]" office:value-type="float" office:value="1.65320227536" calcext:value-type="float">
            <text:p>1.653202275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916132918" calcext:value-type="float">
            <text:p>1.0391613292</text:p>
          </table:table-cell>
          <table:table-cell office:value-type="float" office:value="0.787689535477" calcext:value-type="float">
            <text:p>0.7876895355</text:p>
          </table:table-cell>
          <table:table-cell table:formula="of:=MATCH([.A33];[.F$5:.F$12];0)" office:value-type="string" office:string-value="" calcext:value-type="error">
            <text:p>#N/A</text:p>
          </table:table-cell>
          <table:table-cell/>
          <table:table-cell table:formula="of:=[.B33]" office:value-type="float" office:value="0.787689535477" calcext:value-type="float">
            <text:p>0.787689535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6544686123" calcext:value-type="float">
            <text:p>0.7865446861</text:p>
          </table:table-cell>
          <table:table-cell office:value-type="float" office:value="2.66934658536" calcext:value-type="float">
            <text:p>2.6693465854</text:p>
          </table:table-cell>
          <table:table-cell table:formula="of:=MATCH([.A34];[.F$5:.F$12];0)" office:value-type="float" office:value="8" calcext:value-type="float">
            <text:p>8</text:p>
          </table:table-cell>
          <table:table-cell table:formula="of:=[.B34]" office:value-type="float" office:value="2.66934658536" calcext:value-type="float">
            <text:p>2.6693465854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6935021034" calcext:value-type="float">
            <text:p>0.956935021</text:p>
          </table:table-cell>
          <table:table-cell office:value-type="float" office:value="2.65469461759" calcext:value-type="float">
            <text:p>2.6546946176</text:p>
          </table:table-cell>
          <table:table-cell table:formula="of:=MATCH([.A35];[.F$5:.F$12];0)" office:value-type="string" office:string-value="" calcext:value-type="error">
            <text:p>#N/A</text:p>
          </table:table-cell>
          <table:table-cell/>
          <table:table-cell table:formula="of:=[.B35]" office:value-type="float" office:value="2.65469461759" calcext:value-type="float">
            <text:p>2.654694617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3641917338" calcext:value-type="float">
            <text:p>0.2936419173</text:p>
          </table:table-cell>
          <table:table-cell office:value-type="float" office:value="3.08570374247" calcext:value-type="float">
            <text:p>3.0857037425</text:p>
          </table:table-cell>
          <table:table-cell table:formula="of:=MATCH([.A36];[.F$5:.F$12];0)" office:value-type="string" office:string-value="" calcext:value-type="error">
            <text:p>#N/A</text:p>
          </table:table-cell>
          <table:table-cell/>
          <table:table-cell table:formula="of:=[.B36]" office:value-type="float" office:value="3.08570374247" calcext:value-type="float">
            <text:p>3.0857037425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438391140684" calcext:value-type="float">
            <text:p>0.4383911407</text:p>
          </table:table-cell>
          <table:table-cell office:value-type="float" office:value="2.06859143371" calcext:value-type="float">
            <text:p>2.0685914337</text:p>
          </table:table-cell>
          <table:table-cell table:formula="of:=MATCH([.A37];[.F$5:.F$12];0)" office:value-type="string" office:string-value="" calcext:value-type="error">
            <text:p>#N/A</text:p>
          </table:table-cell>
          <table:table-cell/>
          <table:table-cell table:formula="of:=[.B37]" office:value-type="float" office:value="2.06859143371" calcext:value-type="float">
            <text:p>2.068591433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92566318" calcext:value-type="float">
            <text:p>1.6092566318</text:p>
          </table:table-cell>
          <table:table-cell office:value-type="float" office:value="2.27871344734" calcext:value-type="float">
            <text:p>2.2787134473</text:p>
          </table:table-cell>
          <table:table-cell table:formula="of:=MATCH([.A38];[.F$5:.F$12];0)" office:value-type="string" office:string-value="" calcext:value-type="error">
            <text:p>#N/A</text:p>
          </table:table-cell>
          <table:table-cell/>
          <table:table-cell table:formula="of:=[.B38]" office:value-type="float" office:value="2.27871344734" calcext:value-type="float">
            <text:p>2.278713447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1545471551" calcext:value-type="float">
            <text:p>0.1015454716</text:p>
          </table:table-cell>
          <table:table-cell office:value-type="float" office:value="2.6886098819" calcext:value-type="float">
            <text:p>2.6886098819</text:p>
          </table:table-cell>
          <table:table-cell table:formula="of:=MATCH([.A39];[.F$5:.F$12];0)" office:value-type="string" office:string-value="" calcext:value-type="error">
            <text:p>#N/A</text:p>
          </table:table-cell>
          <table:table-cell/>
          <table:table-cell table:formula="of:=[.B39]" office:value-type="float" office:value="2.6886098819" calcext:value-type="float">
            <text:p>2.688609881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5375318545" calcext:value-type="float">
            <text:p>0.1153753185</text:p>
          </table:table-cell>
          <table:table-cell office:value-type="float" office:value="2.29706934579" calcext:value-type="float">
            <text:p>2.2970693458</text:p>
          </table:table-cell>
          <table:table-cell table:formula="of:=MATCH([.A40];[.F$5:.F$12];0)" office:value-type="string" office:string-value="" calcext:value-type="error">
            <text:p>#N/A</text:p>
          </table:table-cell>
          <table:table-cell/>
          <table:table-cell table:formula="of:=[.B40]" office:value-type="float" office:value="2.29706934579" calcext:value-type="float">
            <text:p>2.297069345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7371042691" calcext:value-type="float">
            <text:p>0.2273710427</text:p>
          </table:table-cell>
          <table:table-cell office:value-type="float" office:value="2.20300619789" calcext:value-type="float">
            <text:p>2.2030061979</text:p>
          </table:table-cell>
          <table:table-cell table:formula="of:=MATCH([.A41];[.F$5:.F$12];0)" office:value-type="string" office:string-value="" calcext:value-type="error">
            <text:p>#N/A</text:p>
          </table:table-cell>
          <table:table-cell/>
          <table:table-cell table:formula="of:=[.B41]" office:value-type="float" office:value="2.20300619789" calcext:value-type="float">
            <text:p>2.203006197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867993405544" calcext:value-type="float">
            <text:p>0.8679934055</text:p>
          </table:table-cell>
          <table:table-cell office:value-type="float" office:value="3.6122437629" calcext:value-type="float">
            <text:p>3.6122437629</text:p>
          </table:table-cell>
          <table:table-cell table:formula="of:=MATCH([.A42];[.F$5:.F$12];0)" office:value-type="string" office:string-value="" calcext:value-type="error">
            <text:p>#N/A</text:p>
          </table:table-cell>
          <table:table-cell/>
          <table:table-cell table:formula="of:=[.B42]" office:value-type="float" office:value="3.6122437629" calcext:value-type="float">
            <text:p>3.612243762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471378840867" calcext:value-type="float">
            <text:p>0.4713788409</text:p>
          </table:table-cell>
          <table:table-cell office:value-type="float" office:value="3.26205531791" calcext:value-type="float">
            <text:p>3.2620553179</text:p>
          </table:table-cell>
          <table:table-cell table:formula="of:=MATCH([.A43];[.F$5:.F$12];0)" office:value-type="string" office:string-value="" calcext:value-type="error">
            <text:p>#N/A</text:p>
          </table:table-cell>
          <table:table-cell/>
          <table:table-cell table:formula="of:=[.B43]" office:value-type="float" office:value="3.26205531791" calcext:value-type="float">
            <text:p>3.262055317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224815417" calcext:value-type="float">
            <text:p>1.6222481542</text:p>
          </table:table-cell>
          <table:table-cell office:value-type="float" office:value="2.48691263148" calcext:value-type="float">
            <text:p>2.4869126315</text:p>
          </table:table-cell>
          <table:table-cell table:formula="of:=MATCH([.A44];[.F$5:.F$12];0)" office:value-type="string" office:string-value="" calcext:value-type="error">
            <text:p>#N/A</text:p>
          </table:table-cell>
          <table:table-cell/>
          <table:table-cell table:formula="of:=[.B44]" office:value-type="float" office:value="2.48691263148" calcext:value-type="float">
            <text:p>2.486912631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1141065573" calcext:value-type="float">
            <text:p>0.2911410656</text:p>
          </table:table-cell>
          <table:table-cell office:value-type="float" office:value="3.32595865741" calcext:value-type="float">
            <text:p>3.3259586574</text:p>
          </table:table-cell>
          <table:table-cell table:formula="of:=MATCH([.A45];[.F$5:.F$12];0)" office:value-type="string" office:string-value="" calcext:value-type="error">
            <text:p>#N/A</text:p>
          </table:table-cell>
          <table:table-cell/>
          <table:table-cell table:formula="of:=[.B45]" office:value-type="float" office:value="3.32595865741" calcext:value-type="float">
            <text:p>3.325958657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8936693233" calcext:value-type="float">
            <text:p>0.4489366932</text:p>
          </table:table-cell>
          <table:table-cell office:value-type="float" office:value="2.27949740374" calcext:value-type="float">
            <text:p>2.2794974037</text:p>
          </table:table-cell>
          <table:table-cell table:formula="of:=MATCH([.A46];[.F$5:.F$12];0)" office:value-type="string" office:string-value="" calcext:value-type="error">
            <text:p>#N/A</text:p>
          </table:table-cell>
          <table:table-cell/>
          <table:table-cell table:formula="of:=[.B46]" office:value-type="float" office:value="2.27949740374" calcext:value-type="float">
            <text:p>2.2794974037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35933389863" calcext:value-type="float">
            <text:p>0.2359333899</text:p>
          </table:table-cell>
          <table:table-cell office:value-type="float" office:value="2.7036086817" calcext:value-type="float">
            <text:p>2.7036086817</text:p>
          </table:table-cell>
          <table:table-cell table:formula="of:=MATCH([.A47];[.F$5:.F$12];0)" office:value-type="string" office:string-value="" calcext:value-type="error">
            <text:p>#N/A</text:p>
          </table:table-cell>
          <table:table-cell/>
          <table:table-cell table:formula="of:=[.B47]" office:value-type="float" office:value="2.7036086817" calcext:value-type="float">
            <text:p>2.703608681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8346320157" calcext:value-type="float">
            <text:p>0.4783463202</text:p>
          </table:table-cell>
          <table:table-cell office:value-type="float" office:value="3.12422681193" calcext:value-type="float">
            <text:p>3.1242268119</text:p>
          </table:table-cell>
          <table:table-cell table:formula="of:=MATCH([.A48];[.F$5:.F$12];0)" office:value-type="string" office:string-value="" calcext:value-type="error">
            <text:p>#N/A</text:p>
          </table:table-cell>
          <table:table-cell/>
          <table:table-cell table:formula="of:=[.B48]" office:value-type="float" office:value="3.12422681193" calcext:value-type="float">
            <text:p>3.124226811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0765464326" calcext:value-type="float">
            <text:p>0.5607654643</text:p>
          </table:table-cell>
          <table:table-cell office:value-type="float" office:value="3.39699820198" calcext:value-type="float">
            <text:p>3.396998202</text:p>
          </table:table-cell>
          <table:table-cell table:formula="of:=MATCH([.A49];[.F$5:.F$12];0)" office:value-type="string" office:string-value="" calcext:value-type="error">
            <text:p>#N/A</text:p>
          </table:table-cell>
          <table:table-cell/>
          <table:table-cell table:formula="of:=[.B49]" office:value-type="float" office:value="3.39699820198" calcext:value-type="float">
            <text:p>3.39699820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8336549292" calcext:value-type="float">
            <text:p>0.6683365493</text:p>
          </table:table-cell>
          <table:table-cell office:value-type="float" office:value="2.14306900946" calcext:value-type="float">
            <text:p>2.1430690095</text:p>
          </table:table-cell>
          <table:table-cell table:formula="of:=MATCH([.A50];[.F$5:.F$12];0)" office:value-type="string" office:string-value="" calcext:value-type="error">
            <text:p>#N/A</text:p>
          </table:table-cell>
          <table:table-cell/>
          <table:table-cell table:formula="of:=[.B50]" office:value-type="float" office:value="2.14306900946" calcext:value-type="float">
            <text:p>2.143069009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2515352979" calcext:value-type="float">
            <text:p>1.0251535298</text:p>
          </table:table-cell>
          <table:table-cell office:value-type="float" office:value="1.93173019735" calcext:value-type="float">
            <text:p>1.9317301974</text:p>
          </table:table-cell>
          <table:table-cell table:formula="of:=MATCH([.A51];[.F$5:.F$12];0)" office:value-type="string" office:string-value="" calcext:value-type="error">
            <text:p>#N/A</text:p>
          </table:table-cell>
          <table:table-cell/>
          <table:table-cell table:formula="of:=[.B51]" office:value-type="float" office:value="1.93173019735" calcext:value-type="float">
            <text:p>1.931730197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01150194727" calcext:value-type="float">
            <text:p>0.0301150195</text:p>
          </table:table-cell>
          <table:table-cell office:value-type="float" office:value="3.26857002073" calcext:value-type="float">
            <text:p>3.2685700207</text:p>
          </table:table-cell>
          <table:table-cell table:formula="of:=MATCH([.A52];[.F$5:.F$12];0)" office:value-type="string" office:string-value="" calcext:value-type="error">
            <text:p>#N/A</text:p>
          </table:table-cell>
          <table:table-cell/>
          <table:table-cell table:formula="of:=[.B52]" office:value-type="float" office:value="3.26857002073" calcext:value-type="float">
            <text:p>3.268570020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960570371" calcext:value-type="float">
            <text:p>1.0996057037</text:p>
          </table:table-cell>
          <table:table-cell office:value-type="float" office:value="1.88069888307" calcext:value-type="float">
            <text:p>1.8806988831</text:p>
          </table:table-cell>
          <table:table-cell table:formula="of:=MATCH([.A53];[.F$5:.F$12];0)" office:value-type="string" office:string-value="" calcext:value-type="error">
            <text:p>#N/A</text:p>
          </table:table-cell>
          <table:table-cell/>
          <table:table-cell table:formula="of:=[.B53]" office:value-type="float" office:value="1.88069888307" calcext:value-type="float">
            <text:p>1.880698883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6050297666" calcext:value-type="float">
            <text:p>0.2760502977</text:p>
          </table:table-cell>
          <table:table-cell office:value-type="float" office:value="2.79125551626" calcext:value-type="float">
            <text:p>2.7912555163</text:p>
          </table:table-cell>
          <table:table-cell table:formula="of:=MATCH([.A54];[.F$5:.F$12];0)" office:value-type="string" office:string-value="" calcext:value-type="error">
            <text:p>#N/A</text:p>
          </table:table-cell>
          <table:table-cell/>
          <table:table-cell table:formula="of:=[.B54]" office:value-type="float" office:value="2.79125551626" calcext:value-type="float">
            <text:p>2.791255516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684328485" calcext:value-type="float">
            <text:p>1.3568432849</text:p>
          </table:table-cell>
          <table:table-cell office:value-type="float" office:value="3.36484456335" calcext:value-type="float">
            <text:p>3.3648445634</text:p>
          </table:table-cell>
          <table:table-cell table:formula="of:=MATCH([.A55];[.F$5:.F$12];0)" office:value-type="string" office:string-value="" calcext:value-type="error">
            <text:p>#N/A</text:p>
          </table:table-cell>
          <table:table-cell/>
          <table:table-cell table:formula="of:=[.B55]" office:value-type="float" office:value="3.36484456335" calcext:value-type="float">
            <text:p>3.364844563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.30284137657" calcext:value-type="float">
            <text:p>1.3028413766</text:p>
          </table:table-cell>
          <table:table-cell office:value-type="float" office:value="1.94439676654" calcext:value-type="float">
            <text:p>1.9443967665</text:p>
          </table:table-cell>
          <table:table-cell table:formula="of:=MATCH([.A56];[.F$5:.F$12];0)" office:value-type="string" office:string-value="" calcext:value-type="error">
            <text:p>#N/A</text:p>
          </table:table-cell>
          <table:table-cell/>
          <table:table-cell table:formula="of:=[.B56]" office:value-type="float" office:value="1.94439676654" calcext:value-type="float">
            <text:p>1.944396766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9211924406" calcext:value-type="float">
            <text:p>0.2592119244</text:p>
          </table:table-cell>
          <table:table-cell office:value-type="float" office:value="2.31816825727" calcext:value-type="float">
            <text:p>2.3181682573</text:p>
          </table:table-cell>
          <table:table-cell table:formula="of:=MATCH([.A57];[.F$5:.F$12];0)" office:value-type="string" office:string-value="" calcext:value-type="error">
            <text:p>#N/A</text:p>
          </table:table-cell>
          <table:table-cell/>
          <table:table-cell table:formula="of:=[.B57]" office:value-type="float" office:value="2.31816825727" calcext:value-type="float">
            <text:p>2.318168257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186683822" calcext:value-type="float">
            <text:p>1.5318668382</text:p>
          </table:table-cell>
          <table:table-cell office:value-type="float" office:value="2.47326310376" calcext:value-type="float">
            <text:p>2.4732631038</text:p>
          </table:table-cell>
          <table:table-cell table:formula="of:=MATCH([.A58];[.F$5:.F$12];0)" office:value-type="string" office:string-value="" calcext:value-type="error">
            <text:p>#N/A</text:p>
          </table:table-cell>
          <table:table-cell/>
          <table:table-cell table:formula="of:=[.B58]" office:value-type="float" office:value="2.47326310376" calcext:value-type="float">
            <text:p>2.473263103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8136214072" calcext:value-type="float">
            <text:p>0.2181362141</text:p>
          </table:table-cell>
          <table:table-cell office:value-type="float" office:value="2.37315158501" calcext:value-type="float">
            <text:p>2.373151585</text:p>
          </table:table-cell>
          <table:table-cell table:formula="of:=MATCH([.A59];[.F$5:.F$12];0)" office:value-type="string" office:string-value="" calcext:value-type="error">
            <text:p>#N/A</text:p>
          </table:table-cell>
          <table:table-cell/>
          <table:table-cell table:formula="of:=[.B59]" office:value-type="float" office:value="2.37315158501" calcext:value-type="float">
            <text:p>2.37315158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1513124978" calcext:value-type="float">
            <text:p>1.3151312498</text:p>
          </table:table-cell>
          <table:table-cell office:value-type="float" office:value="2.60096650384" calcext:value-type="float">
            <text:p>2.6009665038</text:p>
          </table:table-cell>
          <table:table-cell table:formula="of:=MATCH([.A60];[.F$5:.F$12];0)" office:value-type="string" office:string-value="" calcext:value-type="error">
            <text:p>#N/A</text:p>
          </table:table-cell>
          <table:table-cell/>
          <table:table-cell table:formula="of:=[.B60]" office:value-type="float" office:value="2.60096650384" calcext:value-type="float">
            <text:p>2.600966503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9044893" calcext:value-type="float">
            <text:p>1.329044893</text:p>
          </table:table-cell>
          <table:table-cell office:value-type="float" office:value="3.39782839494" calcext:value-type="float">
            <text:p>3.3978283949</text:p>
          </table:table-cell>
          <table:table-cell table:formula="of:=MATCH([.A61];[.F$5:.F$12];0)" office:value-type="string" office:string-value="" calcext:value-type="error">
            <text:p>#N/A</text:p>
          </table:table-cell>
          <table:table-cell/>
          <table:table-cell table:formula="of:=[.B61]" office:value-type="float" office:value="3.39782839494" calcext:value-type="float">
            <text:p>3.397828394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93058069" calcext:value-type="float">
            <text:p>1.4169305807</text:p>
          </table:table-cell>
          <table:table-cell office:value-type="float" office:value="2.96567817081" calcext:value-type="float">
            <text:p>2.9656781708</text:p>
          </table:table-cell>
          <table:table-cell table:formula="of:=MATCH([.A62];[.F$5:.F$12];0)" office:value-type="string" office:string-value="" calcext:value-type="error">
            <text:p>#N/A</text:p>
          </table:table-cell>
          <table:table-cell/>
          <table:table-cell table:formula="of:=[.B62]" office:value-type="float" office:value="2.96567817081" calcext:value-type="float">
            <text:p>2.965678170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788730927" calcext:value-type="float">
            <text:p>0.2378873093</text:p>
          </table:table-cell>
          <table:table-cell office:value-type="float" office:value="2.51129285243" calcext:value-type="float">
            <text:p>2.5112928524</text:p>
          </table:table-cell>
          <table:table-cell table:formula="of:=MATCH([.A63];[.F$5:.F$12];0)" office:value-type="string" office:string-value="" calcext:value-type="error">
            <text:p>#N/A</text:p>
          </table:table-cell>
          <table:table-cell/>
          <table:table-cell table:formula="of:=[.B63]" office:value-type="float" office:value="2.51129285243" calcext:value-type="float">
            <text:p>2.511292852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100168022206" calcext:value-type="float">
            <text:p>-0.0100168022</text:p>
          </table:table-cell>
          <table:table-cell office:value-type="float" office:value="2.43724121798" calcext:value-type="float">
            <text:p>2.437241218</text:p>
          </table:table-cell>
          <table:table-cell table:formula="of:=MATCH([.A64];[.F$5:.F$12];0)" office:value-type="string" office:string-value="" calcext:value-type="error">
            <text:p>#N/A</text:p>
          </table:table-cell>
          <table:table-cell/>
          <table:table-cell table:formula="of:=[.B64]" office:value-type="float" office:value="2.43724121798" calcext:value-type="float">
            <text:p>2.437241218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.15331060078" calcext:value-type="float">
            <text:p>1.1533106008</text:p>
          </table:table-cell>
          <table:table-cell office:value-type="float" office:value="3.05715161373" calcext:value-type="float">
            <text:p>3.0571516137</text:p>
          </table:table-cell>
          <table:table-cell table:formula="of:=MATCH([.A65];[.F$5:.F$12];0)" office:value-type="string" office:string-value="" calcext:value-type="error">
            <text:p>#N/A</text:p>
          </table:table-cell>
          <table:table-cell/>
          <table:table-cell table:formula="of:=[.B65]" office:value-type="float" office:value="3.05715161373" calcext:value-type="float">
            <text:p>3.057151613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94330687995" calcext:value-type="float">
            <text:p>0.394330688</text:p>
          </table:table-cell>
          <table:table-cell office:value-type="float" office:value="1.90137419663" calcext:value-type="float">
            <text:p>1.9013741966</text:p>
          </table:table-cell>
          <table:table-cell table:formula="of:=MATCH([.A66];[.F$5:.F$12];0)" office:value-type="string" office:string-value="" calcext:value-type="error">
            <text:p>#N/A</text:p>
          </table:table-cell>
          <table:table-cell/>
          <table:table-cell table:formula="of:=[.B66]" office:value-type="float" office:value="1.90137419663" calcext:value-type="float">
            <text:p>1.901374196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819844369" calcext:value-type="float">
            <text:p>0.8268198444</text:p>
          </table:table-cell>
          <table:table-cell office:value-type="float" office:value="3.23199287688" calcext:value-type="float">
            <text:p>3.2319928769</text:p>
          </table:table-cell>
          <table:table-cell table:formula="of:=MATCH([.A67];[.F$5:.F$12];0)" office:value-type="string" office:string-value="" calcext:value-type="error">
            <text:p>#N/A</text:p>
          </table:table-cell>
          <table:table-cell/>
          <table:table-cell table:formula="of:=[.B67]" office:value-type="float" office:value="3.23199287688" calcext:value-type="float">
            <text:p>3.231992876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501174028" calcext:value-type="float">
            <text:p>1.4950117403</text:p>
          </table:table-cell>
          <table:table-cell office:value-type="float" office:value="3.04350568918" calcext:value-type="float">
            <text:p>3.0435056892</text:p>
          </table:table-cell>
          <table:table-cell table:formula="of:=MATCH([.A68];[.F$5:.F$12];0)" office:value-type="string" office:string-value="" calcext:value-type="error">
            <text:p>#N/A</text:p>
          </table:table-cell>
          <table:table-cell/>
          <table:table-cell table:formula="of:=[.B68]" office:value-type="float" office:value="3.04350568918" calcext:value-type="float">
            <text:p>3.043505689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4305757053" calcext:value-type="float">
            <text:p>0.3243057571</text:p>
          </table:table-cell>
          <table:table-cell office:value-type="float" office:value="3.09875575698" calcext:value-type="float">
            <text:p>3.098755757</text:p>
          </table:table-cell>
          <table:table-cell table:formula="of:=MATCH([.A69];[.F$5:.F$12];0)" office:value-type="string" office:string-value="" calcext:value-type="error">
            <text:p>#N/A</text:p>
          </table:table-cell>
          <table:table-cell/>
          <table:table-cell table:formula="of:=[.B69]" office:value-type="float" office:value="3.09875575698" calcext:value-type="float">
            <text:p>3.09875575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0202387368" calcext:value-type="float">
            <text:p>0.3202023874</text:p>
          </table:table-cell>
          <table:table-cell office:value-type="float" office:value="2.48828968065" calcext:value-type="float">
            <text:p>2.4882896807</text:p>
          </table:table-cell>
          <table:table-cell table:formula="of:=MATCH([.A70];[.F$5:.F$12];0)" office:value-type="string" office:string-value="" calcext:value-type="error">
            <text:p>#N/A</text:p>
          </table:table-cell>
          <table:table-cell/>
          <table:table-cell table:formula="of:=[.B70]" office:value-type="float" office:value="2.48828968065" calcext:value-type="float">
            <text:p>2.4882896807</text:p>
          </table:table-cell>
          <table:table-cell table:number-columns-repeated="3"/>
        </table:table-row>
        <table:table-row table:style-name="ro1">
          <table:table-cell office:value-type="float" office:value="1.17456455105" calcext:value-type="float">
            <text:p>1.1745645511</text:p>
          </table:table-cell>
          <table:table-cell office:value-type="float" office:value="3.42648342887" calcext:value-type="float">
            <text:p>3.4264834289</text:p>
          </table:table-cell>
          <table:table-cell table:formula="of:=MATCH([.A71];[.F$5:.F$12];0)" office:value-type="string" office:string-value="" calcext:value-type="error">
            <text:p>#N/A</text:p>
          </table:table-cell>
          <table:table-cell/>
          <table:table-cell table:formula="of:=[.B71]" office:value-type="float" office:value="3.42648342887" calcext:value-type="float">
            <text:p>3.4264834289</text:p>
          </table:table-cell>
          <table:table-cell table:number-columns-repeated="3"/>
        </table:table-row>
        <table:table-row table:style-name="ro1">
          <table:table-cell office:value-type="float" office:value="0.738058582689" calcext:value-type="float">
            <text:p>0.7380585827</text:p>
          </table:table-cell>
          <table:table-cell office:value-type="float" office:value="3.26658053623" calcext:value-type="float">
            <text:p>3.2665805362</text:p>
          </table:table-cell>
          <table:table-cell table:formula="of:=MATCH([.A72];[.F$5:.F$12];0)" office:value-type="string" office:string-value="" calcext:value-type="error">
            <text:p>#N/A</text:p>
          </table:table-cell>
          <table:table-cell/>
          <table:table-cell table:formula="of:=[.B72]" office:value-type="float" office:value="3.26658053623" calcext:value-type="float">
            <text:p>3.2665805362</text:p>
          </table:table-cell>
          <table:table-cell table:number-columns-repeated="3"/>
        </table:table-row>
        <table:table-row table:style-name="ro1">
          <table:table-cell office:value-type="float" office:value="-0.0318590156083" calcext:value-type="float">
            <text:p>-0.0318590156</text:p>
          </table:table-cell>
          <table:table-cell office:value-type="float" office:value="2.45729142416" calcext:value-type="float">
            <text:p>2.4572914242</text:p>
          </table:table-cell>
          <table:table-cell table:formula="of:=MATCH([.A73];[.F$5:.F$12];0)" office:value-type="string" office:string-value="" calcext:value-type="error">
            <text:p>#N/A</text:p>
          </table:table-cell>
          <table:table-cell/>
          <table:table-cell table:formula="of:=[.B73]" office:value-type="float" office:value="2.45729142416" calcext:value-type="float">
            <text:p>2.4572914242</text:p>
          </table:table-cell>
          <table:table-cell table:number-columns-repeated="3"/>
        </table:table-row>
        <table:table-row table:style-name="ro1">
          <table:table-cell office:value-type="float" office:value="0.467566191508" calcext:value-type="float">
            <text:p>0.4675661915</text:p>
          </table:table-cell>
          <table:table-cell office:value-type="float" office:value="1.84778078306" calcext:value-type="float">
            <text:p>1.8477807831</text:p>
          </table:table-cell>
          <table:table-cell table:formula="of:=MATCH([.A74];[.F$5:.F$12];0)" office:value-type="string" office:string-value="" calcext:value-type="error">
            <text:p>#N/A</text:p>
          </table:table-cell>
          <table:table-cell/>
          <table:table-cell table:formula="of:=[.B74]" office:value-type="float" office:value="1.84778078306" calcext:value-type="float">
            <text:p>1.8477807831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candidate_spawning_pool.A3:candidate_spawning_pool.G7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10T16:50:55.903783471</dc:date>
    <meta:editing-duration>PT10M56S</meta:editing-duration>
    <meta:editing-cycles>3</meta:editing-cycles>
    <meta:generator>LibreOffice/5.1.6.2$Linux_X86_64 LibreOffice_project/10m0$Build-2</meta:generator>
    <meta:document-statistic meta:table-count="1" meta:cell-count="3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3.952cm" style:legend-expansion="high" chart:style-name="ch2"/>
        <chart:plot-area chart:style-name="ch3" table:cell-range-address="candidate_spawning_pool.A4:candidate_spawning_pool.A74 candidate_spawning_pool.D4:candidate_spawning_pool.E74" svg:x="0.32cm" svg:y="0.18cm" svg:width="13.097cm" svg:height="8.64cm">
          <chartooo:coordinate-region svg:x="0.611cm" svg:y="0.379cm" svg:width="12.56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ndidate_spawning_pool.D4:candidate_spawning_pool.D74" chart:class="chart:scatter">
            <chart:domain table:cell-range-address="candidate_spawning_pool.A4:candidate_spawning_pool.A74"/>
            <chart:data-point chart:repeated="71"/>
          </chart:series>
          <chart:series chart:style-name="ch7" chart:values-cell-range-address="candidate_spawning_pool.E4:candidate_spawning_pool.E74" chart:class="chart:scatter">
            <chart:data-point chart:repeated="7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">
                <text:p>-0.5</text:p>
                <draw:g>
                  <svg:desc>candidate_spawning_pool.A4:candidate_spawning_pool.A74</svg:desc>
                </draw:g>
              </table:table-cell>
              <table:table-cell office:value-type="float" office:value="0.7">
                <text:p>0.7</text:p>
                <draw:g>
                  <svg:desc>candidate_spawning_pool.D4:candidate_spawning_pool.D74</svg:desc>
                </draw:g>
              </table:table-cell>
              <table:table-cell office:value-type="float" office:value="NaN">
                <text:p>NaN</text:p>
                <draw:g>
                  <svg:desc>candidate_spawning_pool.E4:candidate_spawning_pool.E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15375957466">
                <text:p>-1.15375957466</text:p>
              </table:table-cell>
              <table:table-cell office:value-type="float" office:value="NaN">
                <text:p>NaN</text:p>
              </table:table-cell>
              <table:table-cell office:value-type="float" office:value="0.587772140783">
                <text:p>0.5877721407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22785132579">
                <text:p>0.0922785132579</text:p>
              </table:table-cell>
              <table:table-cell office:value-type="float" office:value="1.36297391866">
                <text:p>1.36297391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200575652">
                <text:p>0.071200575652</text:p>
              </table:table-cell>
              <table:table-cell office:value-type="float" office:value="1.22617376119">
                <text:p>1.22617376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585439234442">
                <text:p>-0.0585439234442</text:p>
              </table:table-cell>
              <table:table-cell office:value-type="float" office:value="1.30571284676">
                <text:p>1.30571284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7254159379">
                <text:p>0.0357254159379</text:p>
              </table:table-cell>
              <table:table-cell office:value-type="float" office:value="NaN">
                <text:p>NaN</text:p>
              </table:table-cell>
              <table:table-cell office:value-type="float" office:value="1.02404186145">
                <text:p>1.02404186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209191352902">
                <text:p>-0.209191352902</text:p>
              </table:table-cell>
              <table:table-cell office:value-type="float" office:value="NaN">
                <text:p>NaN</text:p>
              </table:table-cell>
              <table:table-cell office:value-type="float" office:value="2.20729177748">
                <text:p>2.20729177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91687283425">
                <text:p>-0.391687283425</text:p>
              </table:table-cell>
              <table:table-cell office:value-type="float" office:value="NaN">
                <text:p>NaN</text:p>
              </table:table-cell>
              <table:table-cell office:value-type="float" office:value="1.72385217642">
                <text:p>1.723852176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92371626225">
                <text:p>0.692371626225</text:p>
              </table:table-cell>
              <table:table-cell office:value-type="float" office:value="1.29211282356">
                <text:p>1.29211282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15224859096">
                <text:p>0.815224859096</text:p>
              </table:table-cell>
              <table:table-cell office:value-type="float" office:value="NaN">
                <text:p>NaN</text:p>
              </table:table-cell>
              <table:table-cell office:value-type="float" office:value="1.38238741411">
                <text:p>1.382387414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7180642843">
                <text:p>1.17180642843</text:p>
              </table:table-cell>
              <table:table-cell office:value-type="float" office:value="NaN">
                <text:p>NaN</text:p>
              </table:table-cell>
              <table:table-cell office:value-type="float" office:value="0.665398440236">
                <text:p>0.6653984402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23986246695">
                <text:p>0.823986246695</text:p>
              </table:table-cell>
              <table:table-cell office:value-type="float" office:value="NaN">
                <text:p>NaN</text:p>
              </table:table-cell>
              <table:table-cell office:value-type="float" office:value="1.93793165363">
                <text:p>1.93793165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1348299742">
                <text:p>0.121348299742</text:p>
              </table:table-cell>
              <table:table-cell office:value-type="float" office:value="NaN">
                <text:p>NaN</text:p>
              </table:table-cell>
              <table:table-cell office:value-type="float" office:value="0.900144864154">
                <text:p>0.900144864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1803112906">
                <text:p>1.51803112906</text:p>
              </table:table-cell>
              <table:table-cell office:value-type="float" office:value="NaN">
                <text:p>NaN</text:p>
              </table:table-cell>
              <table:table-cell office:value-type="float" office:value="1.09716363963">
                <text:p>1.097163639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9151807741">
                <text:p>0.209151807741</text:p>
              </table:table-cell>
              <table:table-cell office:value-type="float" office:value="NaN">
                <text:p>NaN</text:p>
              </table:table-cell>
              <table:table-cell office:value-type="float" office:value="1.67813244642">
                <text:p>1.678132446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0243648797">
                <text:p>1.10243648797</text:p>
              </table:table-cell>
              <table:table-cell office:value-type="float" office:value="NaN">
                <text:p>NaN</text:p>
              </table:table-cell>
              <table:table-cell office:value-type="float" office:value="0.993105852885">
                <text:p>0.9931058528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4862319493">
                <text:p>1.34862319493</text:p>
              </table:table-cell>
              <table:table-cell office:value-type="float" office:value="NaN">
                <text:p>NaN</text:p>
              </table:table-cell>
              <table:table-cell office:value-type="float" office:value="0.999569252525">
                <text:p>0.999569252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531539698249">
                <text:p>-0.0531539698249</text:p>
              </table:table-cell>
              <table:table-cell office:value-type="float" office:value="NaN">
                <text:p>NaN</text:p>
              </table:table-cell>
              <table:table-cell office:value-type="float" office:value="1.74535635361">
                <text:p>1.74535635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15319214102">
                <text:p>-0.115319214102</text:p>
              </table:table-cell>
              <table:table-cell office:value-type="float" office:value="NaN">
                <text:p>NaN</text:p>
              </table:table-cell>
              <table:table-cell office:value-type="float" office:value="1.10375199626">
                <text:p>1.10375199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6261907724">
                <text:p>1.06261907724</text:p>
              </table:table-cell>
              <table:table-cell office:value-type="float" office:value="NaN">
                <text:p>NaN</text:p>
              </table:table-cell>
              <table:table-cell office:value-type="float" office:value="0.460381657253">
                <text:p>0.4603816572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19009761052">
                <text:p>0.00619009761052</text:p>
              </table:table-cell>
              <table:table-cell office:value-type="float" office:value="NaN">
                <text:p>NaN</text:p>
              </table:table-cell>
              <table:table-cell office:value-type="float" office:value="1.8939726904">
                <text:p>1.89397269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6822297208">
                <text:p>0.846822297208</text:p>
              </table:table-cell>
              <table:table-cell office:value-type="float" office:value="NaN">
                <text:p>NaN</text:p>
              </table:table-cell>
              <table:table-cell office:value-type="float" office:value="0.461082761011">
                <text:p>0.4610827610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2297547709">
                <text:p>1.12297547709</text:p>
              </table:table-cell>
              <table:table-cell office:value-type="float" office:value="0.708815694224">
                <text:p>0.708815694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15049963549">
                <text:p>0.915049963549</text:p>
              </table:table-cell>
              <table:table-cell office:value-type="float" office:value="NaN">
                <text:p>NaN</text:p>
              </table:table-cell>
              <table:table-cell office:value-type="float" office:value="0.613594735877">
                <text:p>0.6135947358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9649644778">
                <text:p>0.249649644778</text:p>
              </table:table-cell>
              <table:table-cell office:value-type="float" office:value="NaN">
                <text:p>NaN</text:p>
              </table:table-cell>
              <table:table-cell office:value-type="float" office:value="0.849478693158">
                <text:p>0.849478693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9818597056">
                <text:p>1.89818597056</text:p>
              </table:table-cell>
              <table:table-cell office:value-type="float" office:value="1.17153369677">
                <text:p>1.17153369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0918636534">
                <text:p>2.10918636534</text:p>
              </table:table-cell>
              <table:table-cell office:value-type="float" office:value="NaN">
                <text:p>NaN</text:p>
              </table:table-cell>
              <table:table-cell office:value-type="float" office:value="1.17822344197">
                <text:p>1.178223441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4251653971">
                <text:p>1.14251653971</text:p>
              </table:table-cell>
              <table:table-cell office:value-type="float" office:value="1.78188684746">
                <text:p>1.78188684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2190042667">
                <text:p>1.02190042667</text:p>
              </table:table-cell>
              <table:table-cell office:value-type="float" office:value="NaN">
                <text:p>NaN</text:p>
              </table:table-cell>
              <table:table-cell office:value-type="float" office:value="1.65320227536">
                <text:p>1.653202275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3916132918">
                <text:p>1.03916132918</text:p>
              </table:table-cell>
              <table:table-cell office:value-type="float" office:value="NaN">
                <text:p>NaN</text:p>
              </table:table-cell>
              <table:table-cell office:value-type="float" office:value="0.787689535477">
                <text:p>0.7876895354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86544686123">
                <text:p>0.786544686123</text:p>
              </table:table-cell>
              <table:table-cell office:value-type="float" office:value="2.66934658536">
                <text:p>2.66934658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56935021034">
                <text:p>0.956935021034</text:p>
              </table:table-cell>
              <table:table-cell office:value-type="float" office:value="NaN">
                <text:p>NaN</text:p>
              </table:table-cell>
              <table:table-cell office:value-type="float" office:value="2.65469461759">
                <text:p>2.654694617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93641917338">
                <text:p>0.293641917338</text:p>
              </table:table-cell>
              <table:table-cell office:value-type="float" office:value="NaN">
                <text:p>NaN</text:p>
              </table:table-cell>
              <table:table-cell office:value-type="float" office:value="3.08570374247">
                <text:p>3.085703742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8391140684">
                <text:p>0.438391140684</text:p>
              </table:table-cell>
              <table:table-cell office:value-type="float" office:value="NaN">
                <text:p>NaN</text:p>
              </table:table-cell>
              <table:table-cell office:value-type="float" office:value="2.06859143371">
                <text:p>2.068591433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092566318">
                <text:p>1.6092566318</text:p>
              </table:table-cell>
              <table:table-cell office:value-type="float" office:value="NaN">
                <text:p>NaN</text:p>
              </table:table-cell>
              <table:table-cell office:value-type="float" office:value="2.27871344734">
                <text:p>2.278713447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1545471551">
                <text:p>0.101545471551</text:p>
              </table:table-cell>
              <table:table-cell office:value-type="float" office:value="NaN">
                <text:p>NaN</text:p>
              </table:table-cell>
              <table:table-cell office:value-type="float" office:value="2.6886098819">
                <text:p>2.68860988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5375318545">
                <text:p>0.115375318545</text:p>
              </table:table-cell>
              <table:table-cell office:value-type="float" office:value="NaN">
                <text:p>NaN</text:p>
              </table:table-cell>
              <table:table-cell office:value-type="float" office:value="2.29706934579">
                <text:p>2.297069345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7371042691">
                <text:p>0.227371042691</text:p>
              </table:table-cell>
              <table:table-cell office:value-type="float" office:value="NaN">
                <text:p>NaN</text:p>
              </table:table-cell>
              <table:table-cell office:value-type="float" office:value="2.20300619789">
                <text:p>2.203006197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67993405544">
                <text:p>0.867993405544</text:p>
              </table:table-cell>
              <table:table-cell office:value-type="float" office:value="NaN">
                <text:p>NaN</text:p>
              </table:table-cell>
              <table:table-cell office:value-type="float" office:value="3.6122437629">
                <text:p>3.61224376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71378840867">
                <text:p>0.471378840867</text:p>
              </table:table-cell>
              <table:table-cell office:value-type="float" office:value="NaN">
                <text:p>NaN</text:p>
              </table:table-cell>
              <table:table-cell office:value-type="float" office:value="3.26205531791">
                <text:p>3.262055317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2224815417">
                <text:p>1.62224815417</text:p>
              </table:table-cell>
              <table:table-cell office:value-type="float" office:value="NaN">
                <text:p>NaN</text:p>
              </table:table-cell>
              <table:table-cell office:value-type="float" office:value="2.48691263148">
                <text:p>2.486912631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91141065573">
                <text:p>0.291141065573</text:p>
              </table:table-cell>
              <table:table-cell office:value-type="float" office:value="NaN">
                <text:p>NaN</text:p>
              </table:table-cell>
              <table:table-cell office:value-type="float" office:value="3.32595865741">
                <text:p>3.325958657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48936693233">
                <text:p>0.448936693233</text:p>
              </table:table-cell>
              <table:table-cell office:value-type="float" office:value="NaN">
                <text:p>NaN</text:p>
              </table:table-cell>
              <table:table-cell office:value-type="float" office:value="2.27949740374">
                <text:p>2.279497403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35933389863">
                <text:p>0.235933389863</text:p>
              </table:table-cell>
              <table:table-cell office:value-type="float" office:value="NaN">
                <text:p>NaN</text:p>
              </table:table-cell>
              <table:table-cell office:value-type="float" office:value="2.7036086817">
                <text:p>2.70360868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78346320157">
                <text:p>0.478346320157</text:p>
              </table:table-cell>
              <table:table-cell office:value-type="float" office:value="NaN">
                <text:p>NaN</text:p>
              </table:table-cell>
              <table:table-cell office:value-type="float" office:value="3.12422681193">
                <text:p>3.124226811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60765464326">
                <text:p>0.560765464326</text:p>
              </table:table-cell>
              <table:table-cell office:value-type="float" office:value="NaN">
                <text:p>NaN</text:p>
              </table:table-cell>
              <table:table-cell office:value-type="float" office:value="3.39699820198">
                <text:p>3.396998201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68336549292">
                <text:p>0.668336549292</text:p>
              </table:table-cell>
              <table:table-cell office:value-type="float" office:value="NaN">
                <text:p>NaN</text:p>
              </table:table-cell>
              <table:table-cell office:value-type="float" office:value="2.14306900946">
                <text:p>2.143069009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2515352979">
                <text:p>1.02515352979</text:p>
              </table:table-cell>
              <table:table-cell office:value-type="float" office:value="NaN">
                <text:p>NaN</text:p>
              </table:table-cell>
              <table:table-cell office:value-type="float" office:value="1.93173019735">
                <text:p>1.931730197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01150194727">
                <text:p>0.0301150194727</text:p>
              </table:table-cell>
              <table:table-cell office:value-type="float" office:value="NaN">
                <text:p>NaN</text:p>
              </table:table-cell>
              <table:table-cell office:value-type="float" office:value="3.26857002073">
                <text:p>3.268570020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9960570371">
                <text:p>1.09960570371</text:p>
              </table:table-cell>
              <table:table-cell office:value-type="float" office:value="NaN">
                <text:p>NaN</text:p>
              </table:table-cell>
              <table:table-cell office:value-type="float" office:value="1.88069888307">
                <text:p>1.880698883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76050297666">
                <text:p>0.276050297666</text:p>
              </table:table-cell>
              <table:table-cell office:value-type="float" office:value="NaN">
                <text:p>NaN</text:p>
              </table:table-cell>
              <table:table-cell office:value-type="float" office:value="2.79125551626">
                <text:p>2.791255516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5684328485">
                <text:p>1.35684328485</text:p>
              </table:table-cell>
              <table:table-cell office:value-type="float" office:value="NaN">
                <text:p>NaN</text:p>
              </table:table-cell>
              <table:table-cell office:value-type="float" office:value="3.36484456335">
                <text:p>3.364844563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0284137657">
                <text:p>1.30284137657</text:p>
              </table:table-cell>
              <table:table-cell office:value-type="float" office:value="NaN">
                <text:p>NaN</text:p>
              </table:table-cell>
              <table:table-cell office:value-type="float" office:value="1.94439676654">
                <text:p>1.944396766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9211924406">
                <text:p>0.259211924406</text:p>
              </table:table-cell>
              <table:table-cell office:value-type="float" office:value="NaN">
                <text:p>NaN</text:p>
              </table:table-cell>
              <table:table-cell office:value-type="float" office:value="2.31816825727">
                <text:p>2.318168257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3186683822">
                <text:p>1.53186683822</text:p>
              </table:table-cell>
              <table:table-cell office:value-type="float" office:value="NaN">
                <text:p>NaN</text:p>
              </table:table-cell>
              <table:table-cell office:value-type="float" office:value="2.47326310376">
                <text:p>2.473263103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18136214072">
                <text:p>0.218136214072</text:p>
              </table:table-cell>
              <table:table-cell office:value-type="float" office:value="NaN">
                <text:p>NaN</text:p>
              </table:table-cell>
              <table:table-cell office:value-type="float" office:value="2.37315158501">
                <text:p>2.373151585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1513124978">
                <text:p>1.31513124978</text:p>
              </table:table-cell>
              <table:table-cell office:value-type="float" office:value="NaN">
                <text:p>NaN</text:p>
              </table:table-cell>
              <table:table-cell office:value-type="float" office:value="2.60096650384">
                <text:p>2.600966503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29044893">
                <text:p>1.329044893</text:p>
              </table:table-cell>
              <table:table-cell office:value-type="float" office:value="NaN">
                <text:p>NaN</text:p>
              </table:table-cell>
              <table:table-cell office:value-type="float" office:value="3.39782839494">
                <text:p>3.397828394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1693058069">
                <text:p>1.41693058069</text:p>
              </table:table-cell>
              <table:table-cell office:value-type="float" office:value="NaN">
                <text:p>NaN</text:p>
              </table:table-cell>
              <table:table-cell office:value-type="float" office:value="2.96567817081">
                <text:p>2.965678170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3788730927">
                <text:p>0.23788730927</text:p>
              </table:table-cell>
              <table:table-cell office:value-type="float" office:value="NaN">
                <text:p>NaN</text:p>
              </table:table-cell>
              <table:table-cell office:value-type="float" office:value="2.51129285243">
                <text:p>2.511292852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100168022206">
                <text:p>-0.0100168022206</text:p>
              </table:table-cell>
              <table:table-cell office:value-type="float" office:value="NaN">
                <text:p>NaN</text:p>
              </table:table-cell>
              <table:table-cell office:value-type="float" office:value="2.43724121798">
                <text:p>2.437241217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5331060078">
                <text:p>1.15331060078</text:p>
              </table:table-cell>
              <table:table-cell office:value-type="float" office:value="NaN">
                <text:p>NaN</text:p>
              </table:table-cell>
              <table:table-cell office:value-type="float" office:value="3.05715161373">
                <text:p>3.057151613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94330687995">
                <text:p>0.394330687995</text:p>
              </table:table-cell>
              <table:table-cell office:value-type="float" office:value="NaN">
                <text:p>NaN</text:p>
              </table:table-cell>
              <table:table-cell office:value-type="float" office:value="1.90137419663">
                <text:p>1.901374196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26819844369">
                <text:p>0.826819844369</text:p>
              </table:table-cell>
              <table:table-cell office:value-type="float" office:value="NaN">
                <text:p>NaN</text:p>
              </table:table-cell>
              <table:table-cell office:value-type="float" office:value="3.23199287688">
                <text:p>3.231992876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9501174028">
                <text:p>1.49501174028</text:p>
              </table:table-cell>
              <table:table-cell office:value-type="float" office:value="NaN">
                <text:p>NaN</text:p>
              </table:table-cell>
              <table:table-cell office:value-type="float" office:value="3.04350568918">
                <text:p>3.043505689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4305757053">
                <text:p>0.324305757053</text:p>
              </table:table-cell>
              <table:table-cell office:value-type="float" office:value="NaN">
                <text:p>NaN</text:p>
              </table:table-cell>
              <table:table-cell office:value-type="float" office:value="3.09875575698">
                <text:p>3.098755756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20202387368">
                <text:p>0.320202387368</text:p>
              </table:table-cell>
              <table:table-cell office:value-type="float" office:value="NaN">
                <text:p>NaN</text:p>
              </table:table-cell>
              <table:table-cell office:value-type="float" office:value="2.48828968065">
                <text:p>2.488289680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7456455105">
                <text:p>1.17456455105</text:p>
              </table:table-cell>
              <table:table-cell office:value-type="float" office:value="NaN">
                <text:p>NaN</text:p>
              </table:table-cell>
              <table:table-cell office:value-type="float" office:value="3.42648342887">
                <text:p>3.426483428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38058582689">
                <text:p>0.738058582689</text:p>
              </table:table-cell>
              <table:table-cell office:value-type="float" office:value="NaN">
                <text:p>NaN</text:p>
              </table:table-cell>
              <table:table-cell office:value-type="float" office:value="3.26658053623">
                <text:p>3.266580536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318590156083">
                <text:p>-0.0318590156083</text:p>
              </table:table-cell>
              <table:table-cell office:value-type="float" office:value="NaN">
                <text:p>NaN</text:p>
              </table:table-cell>
              <table:table-cell office:value-type="float" office:value="2.45729142416">
                <text:p>2.457291424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67566191508">
                <text:p>0.467566191508</text:p>
              </table:table-cell>
              <table:table-cell office:value-type="float" office:value="NaN">
                <text:p>NaN</text:p>
              </table:table-cell>
              <table:table-cell office:value-type="float" office:value="1.84778078306">
                <text:p>1.847780783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